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ustituye Por</text:p>
          </table:table-cell>
          <table:table-cell office:value-type="string" calcext:value-type="string">
            <text:p>Recurso relacionado que suplanta, desplaza o reemplaza el recurso descrit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 Formato De</text:p>
          </table:table-cell>
          <table:table-cell office:value-type="string" calcext:value-type="string">
            <text:p>Recurso relacionado preexistente que es sustancialmente el mismo que el recurso descrito, pero en otro format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 Parte De</text:p>
          </table:table-cell>
          <table:table-cell office:value-type="string" calcext:value-type="string">
            <text:p>Recurso relacionado en el que el recurso descrito se incluye física o lógicament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 Hace Referencia Por</text:p>
          </table:table-cell>
          <table:table-cell office:value-type="string" calcext:value-type="string">
            <text:p>Recurso relacionado que hace referencia, cita o de lo contrario apunta al recurso descrit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 Necesario Para</text:p>
          </table:table-cell>
          <table:table-cell office:value-type="string" calcext:value-type="string">
            <text:p>Recurso relacionado que requiere el recurso descrito para dar soporte a su función, entrega o coherencia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 Versión De</text:p>
          </table:table-cell>
          <table:table-cell office:value-type="string" calcext:value-type="string">
            <text:p>Recurso relacionado del que el recurso descrito es una versión, edición o adaptació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ene formato</text:p>
          </table:table-cell>
          <table:table-cell office:value-type="string" calcext:value-type="string">
            <text:p>Recurso relacionado que es sustancialmente el mismo que el recurso descrito previamente, pero en otro format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ene Parte</text:p>
          </table:table-cell>
          <table:table-cell office:value-type="string" calcext:value-type="string">
            <text:p>Recurso relacionado que se incluye física o lógicamente en el recurso descrit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ene versión</text:p>
          </table:table-cell>
          <table:table-cell office:value-type="string" calcext:value-type="string">
            <text:p>Recurso relacionado que es una versión, edición o adaptación del recurso descrit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